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586a" officeooo:paragraph-rsid="001b586a"/>
    </style:style>
    <style:style style:name="P2" style:family="paragraph" style:parent-style-name="Standard">
      <style:text-properties officeooo:rsid="001ce6ec" officeooo:paragraph-rsid="001ce6ec"/>
    </style:style>
    <style:style style:name="P3" style:family="paragraph" style:parent-style-name="Standard">
      <style:text-properties officeooo:rsid="001ce6ec" officeooo:paragraph-rsid="001f1e92"/>
    </style:style>
    <style:style style:name="P4" style:family="paragraph" style:parent-style-name="Standard">
      <style:text-properties officeooo:rsid="001ce6ec" officeooo:paragraph-rsid="001fd3b7"/>
    </style:style>
    <style:style style:name="P5" style:family="paragraph" style:parent-style-name="Standard">
      <style:text-properties officeooo:rsid="001ce6ec" officeooo:paragraph-rsid="00213a53"/>
    </style:style>
    <style:style style:name="P6" style:family="paragraph" style:parent-style-name="Standard">
      <style:text-properties officeooo:rsid="001ce6ec" officeooo:paragraph-rsid="0022240d"/>
    </style:style>
    <style:style style:name="P7" style:family="paragraph" style:parent-style-name="Standard">
      <style:text-properties officeooo:rsid="001ce6ec" officeooo:paragraph-rsid="0023cebe"/>
    </style:style>
    <style:style style:name="P8" style:family="paragraph" style:parent-style-name="Standard">
      <style:text-properties officeooo:rsid="0026effe" officeooo:paragraph-rsid="0026effe"/>
    </style:style>
    <style:style style:name="P9" style:family="paragraph" style:parent-style-name="Standard">
      <style:text-properties officeooo:rsid="0027c2ce" officeooo:paragraph-rsid="0027c2ce"/>
    </style:style>
    <style:style style:name="P10" style:family="paragraph" style:parent-style-name="Standard">
      <style:text-properties officeooo:rsid="002917b8" officeooo:paragraph-rsid="002917b8"/>
    </style:style>
    <style:style style:name="P11" style:family="paragraph" style:parent-style-name="Standard">
      <style:text-properties officeooo:rsid="00296932" officeooo:paragraph-rsid="00296932"/>
    </style:style>
    <style:style style:name="P12" style:family="paragraph" style:parent-style-name="Preformatted_20_Text">
      <style:text-properties fo:font-variant="normal" fo:text-transform="none" fo:color="#000000" style:font-name="Courier New" fo:font-size="9.75pt" fo:letter-spacing="normal" fo:font-style="normal" fo:font-weight="normal" officeooo:paragraph-rsid="0023cebe"/>
    </style:style>
    <style:style style:name="P13" style:family="paragraph" style:parent-style-name="Preformatted_20_Text">
      <style:paragraph-properties fo:margin-left="0.2398in" fo:margin-right="0in" fo:margin-top="0in" fo:margin-bottom="0.1146in" style:contextual-spacing="false" fo:text-indent="0in" style:auto-text-indent="false"/>
      <style:text-properties fo:font-variant="normal" fo:text-transform="none" fo:color="#000000" style:font-name="Courier New" fo:font-size="9.75pt" fo:letter-spacing="normal" fo:font-style="normal" fo:font-weight="normal"/>
    </style:style>
    <style:style style:name="P14" style:family="paragraph" style:parent-style-name="Preformatted_20_Text">
      <style:paragraph-properties fo:margin-left="0.2398in" fo:margin-right="0in" fo:margin-top="0in" fo:margin-bottom="0.1146in" style:contextual-spacing="false" fo:text-indent="0in" style:auto-text-indent="false"/>
      <style:text-properties fo:font-variant="normal" fo:text-transform="none" fo:color="#000000" fo:letter-spacing="normal"/>
    </style:style>
    <style:style style:name="T1" style:family="text">
      <style:text-properties style:font-name="monospace"/>
    </style:style>
    <style:style style:name="T2" style:family="text">
      <style:text-properties officeooo:rsid="00213a53"/>
    </style:style>
    <style:style style:name="T3" style:family="text">
      <style:text-properties officeooo:rsid="0022240d"/>
    </style:style>
    <style:style style:name="T4" style:family="text">
      <style:text-properties style:font-name="Courier New" fo:font-size="9.75pt" fo:font-style="normal" fo:font-weight="normal"/>
    </style:style>
    <style:style style:name="T5" style:family="text">
      <style:text-properties style:font-name="Courier New" fo:font-size="9.75pt" fo:font-style="normal" fo:font-weight="bold"/>
    </style:style>
    <style:style style:name="T6" style:family="text">
      <style:text-properties style:font-name="Courier New" fo:font-size="9.75pt" fo:font-style="normal" fo:font-weight="bold" officeooo:rsid="0023cebe"/>
    </style:style>
    <style:style style:name="T7" style:family="text">
      <style:text-properties fo:color="#0000ff"/>
    </style:style>
    <style:style style:name="T8" style:family="text">
      <style:text-properties fo:color="#0000ff"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Servlet class is abtract, however there is no abstract method in it. Template Pattern: You can use HttpServlet by extending it without modification(without overriding methods) but no use, because doGet/doPost does not do any useful.</text:p>
      <text:p text:style-name="P1">–-----------------------------------------------------------</text:p>
      <text:p text:style-name="P1">HTTPS stateful because SSL is stateful → built in mechanism for client tracking → sessions easily done</text:p>
      <text:p text:style-name="P1">HTTP stateless → client tracking done by programatically (for example cookie, url rewriting, hidden fields, etc)</text:p>
      <text:p text:style-name="P1">–-----------------------------------------------------------</text:p>
      <text:p text:style-name="P2">New feaatures:</text:p>
      <text:p text:style-name="P2"><text:span text:style-name="T1">&lt;session-config&gt;<text:line-break/>  &lt;tracking-mode&gt;SSL&lt;/tracking-mode&gt;<text:line-break/>&lt;/session-config&gt;</text:span><text:line-break/><text:line-break/>2. HttpOnly flag on session cookie:<text:line-break/><text:span text:style-name="T1">&lt;session-config&gt;<text:line-break/>  &lt;cookie-config&gt;<text:line-break/>    &lt;http-only&gt;true&lt;/http-only&gt;<text:line-break/>  &lt;/cookie-config&gt;<text:line-break/>&lt;/session-config&gt;</text:span> </text:p>
      <text:p text:style-name="P2"/>
      <text:p text:style-name="P2">–----------------------------------------------------<text:line-break/><text:span text:style-name="T1">Request URL = protocol://host:port + requestURI<text:line-break/>requestURI=contextpath + requestpath + pathinfo</text:span><text:line-break/><text:line-break/>Now, since the name of the web application is test, the context path will be <text:span text:style-name="T1">/test</text:span>. So option 3 is wrong.<text:line-break/><text:line-break/>Request Path is the path that maps to the <text:span text:style-name="T1">&lt;url-pattern&gt;</text:span> of the <text:span text:style-name="T1">&lt;servlet-mapping&gt;</text:span>. Here, since it is an extension mapping, <text:span text:style-name="T1">/aaa/abc.a</text:span> maps to <text:span text:style-name="T1">*.a</text:span>, so request path is <text:span text:style-name="T1">/aaa/abc.a</text:span><text:line-break/><text:line-break/>There is nothing left after <text:span text:style-name="T1">abc.a</text:span>, so path info is <text:span text:style-name="T1">null</text:span>.<text:line-break/><text:line-break/>Note: contextpath, requestpath (also called as servletpath), and pathinfo, all start with a forward slash (/). </text:p>
      <text:p text:style-name="P2">–-------------------------------</text:p>
      <text:p text:style-name="P2"/>
      <text:p text:style-name="P3">There are several attributes that are applicable for a <text:span text:style-name="T1">WebFilter</text:span>. However, not all are important for the exam. You should know about the following: <text:span text:style-name="T1">asyncSupported, initParams, servletNames, urlPatterns, and dispatcherTypes</text:span>.</text:p>
      <text:p text:style-name="P4">–----------------------</text:p>
      <text:p text:style-name="P4">An error handler servlet should have access to 4 attributes: <text:span text:style-name="T1">javax.servlet.error.status_code, javax.servlet.error.exception, javax.servlet.error.servlet_name, </text:span>and <text:span text:style-name="T1">javax.servlet.error.request_uri</text:span>.<text:line-break/><text:line-break/>So, if you are forwarding the request to an error handling servlet manually using <text:span text:style-name="T1">RequestDispatcher</text:span>, you should set the above attributes in the request before forwarding the request to the servlet.<text:line-break/><text:soft-page-break/><text:line-break/><text:span text:style-name="T1">javax.servlet.error.exception_type </text:span>and <text:span text:style-name="T1">javax.servlet.error.message</text:span> are basically redundant because these can be derived from the <text:span text:style-name="T1">javax.servlet.error.exception</text:span> attribute which contains the exception object. </text:p>
      <text:p text:style-name="P5">–-----------------------------</text:p>
      <text:p text:style-name="P5"><text:span text:style-name="T2">TTP allows some standard headers that can be sent automatically by the browser in the request. Accept-Language is one such header. A user agent (i.e. the browser) can automatically set this header in the request. For example, Accept-Language: da, en-gb;q=0.8, en;q=0.7</text:span></text:p>
      <text:p text:style-name="P5"><text:span text:style-name="T2">Your servlet can look for this header and generate the content in appropriate language.</text:span></text:p>
      <text:p text:style-name="P6">–--------------------------</text:p>
      <text:p text:style-name="P6"><text:span text:style-name="T3">Wrapping exception:</text:span></text:p>
      <text:p text:style-name="P6">The throws clause of <text:span text:style-name="T1">service()</text:span> method (or any <text:span text:style-name="T1">doXXX()</text:span> methods ) contains only <text:span text:style-name="T1">IOException</text:span> and <text:span text:style-name="T1">ServletException</text:span>. So a servlet cannot directly throw any other checked exception which is not a subclass of either of these two exceptions. To throw a checked exception, it must wrap the exception into a <text:span text:style-name="T1">ServletException</text:span>. For example, let's say your servlet wants to throw <text:span text:style-name="T1">NoLicenseException</text:span>, which extends from <text:span text:style-name="T1">java.lang.Exception</text:span>. It should be handled as follows:<text:line-break/><text:line-break/><text:span text:style-name="T1">//in doXXX() of MyServlet<text:line-break/>try<text:line-break/>{<text:line-break/>    ...lot of code<text:line-break/>    if(someCondition) throw new NoLicenseException();<text:line-break/>    ...lot of code<text:line-break/><text:line-break/>}<text:line-break/>catch(NoLicenseException ne)<text:line-break/>{<text:line-break/>    throw new ServletException(ne) // wrap the exception inside ServletException<text:line-break/>} </text:span><text:line-break/><text:line-break/><text:line-break/>The error mapping in DD should be:-<text:line-break/><text:line-break/><text:span text:style-name="T1">&lt;exception-type&gt;com.mycorp.NoLicenseException&lt;/exception-type&gt;<text:line-break/>&lt;location&gt;/errorPage.jsp&lt;/location&gt;</text:span> </text:p>
      <text:p text:style-name="P6">–------------------------------------</text:p>
      <text:p text:style-name="P7">You should know the 4 important tags that define a servlet in the web.xml:<text:line-break/><text:line-break/><text:span text:style-name="T1">&lt;servlet&gt;  &lt;!-- One such tag per servlet --&gt;<text:line-break/>  &lt;servlet-name&gt;catalog&lt;/servlet-name&gt;  &lt;!-- this is the name that will be used to refer to this servlet in this DD.<text:line-break/>        Usually, it is also used in the browser's URL eg. http://www.abcinc.com/servlet/catalog?action=show  --&gt;<text:line-break/>  &lt;servlet-class&gt;com.mycorp.CatalogServlet&lt;/servlet-class&gt; &lt;!-- This is the class name that implements the servlet. --&gt;<text:line-break/>  &lt;init-param&gt; &lt;!-- One for each parameter needed to initialize the </text:span><text:soft-page-break/><text:span text:style-name="T1">servlet. --&gt;<text:line-break/>    &lt;param-name&gt;param1&lt;/param-name&gt;<text:line-break/>    &lt;param-value&gt;value1&lt;/param-value&gt;<text:line-break/>  &lt;/init-param&gt;<text:line-break/>&lt;/servlet&gt;</text:span></text:p>
      <text:p text:style-name="P12"><text:span text:style-name="T1"/></text:p>
      <text:p text:style-name="P13"><text:bookmark text:name="wp148798"/>&lt;servlet-mapping&gt;</text:p>
      <text:p text:style-name="P14">  <text:span text:style-name="T4">&lt;servlet-name&gt;</text:span><text:span text:style-name="T6">catalog</text:span><text:span text:style-name="T4">&lt;/servlet-name&gt;</text:span></text:p>
      <text:p text:style-name="P14">  <text:span text:style-name="T4">&lt;url-pattern&gt;/fruit/summer/*&lt;/url-pattern&gt;</text:span></text:p>
      <text:p text:style-name="P13">&lt;/servlet-mapping&gt;</text:p>
      <text:p text:style-name="P7"><text:line-break/><text:line-break/><text:line-break/>FYI, sample @WebServlet annotation:<text:line-break/><text:line-break/><text:span text:style-name="T1">@WebServlet(asyncSupported = false, name = "catalog", urlPatterns = {"/helloServlet"},<text:line-break/>initParams = {@WebInitParam(name="param1", value="value1"), @WebInitParam(name="param2", value="value2")}<text:line-break/>)<text:line-break/>public class CatalogServlet{<text:line-break/>  ...<text:line-break/>}</text:span> </text:p>
      <text:p text:style-name="P7">–--------------------------</text:p>
      <text:p text:style-name="P7">The ServletContext interface provides direct access only to the hierarchy of static content documents that are part of the Web application, including HTML, GIF, and JPEG files, via the following methods of the ServletContext interface:<text:line-break/><text:span text:style-name="T1">-getResource<text:line-break/>-getResourceAsStream</text:span><text:line-break/><text:line-break/>The <text:span text:style-name="T1">getResource</text:span> and <text:span text:style-name="T1">getResourceAsStream</text:span> methods take a String with a leading <text:span text:style-name="T1">"/"</text:span> as an argument that gives the path of the resource relative to the root of the context or relative to the <text:span text:style-name="T1">META-INF/resources</text:span> directory of a JAR file inside the web application’s <text:span text:style-name="T1">WEB-INF/lib</text:span> directory. These methods will first search the root of the web application context for the requested resource before looking at any of the JAR files in the <text:span text:style-name="T1">WEB-INF/lib</text:span> directory. The order in which the JAR files in the <text:span text:style-name="T1">WEB-INF/lib</text:span> directory are scanned is undefined. This hierarchy of documents may exist in the server’s file system, in a Web application archive file, on a remote server, or at some other location.<text:line-break/><text:line-break/>These methods are not used to obtain dynamic content. For example, in a container supporting the JavaServer Pages™ specification, a method call of the form <text:span text:style-name="T1">getResource("/index.jsp")</text:span> would return the JSP source code and not the processed output.<text:line-break/><text:line-break/>The full listing of the resources in the Web application can be accessed using the <text:span text:style-name="T1">getResourcePaths(String path)</text:span> method. The full details on the semantics of this method may be found in the API documentation in the specification. <text:s/></text:p>
      <text:p text:style-name="P7">–-------------------------------------------------</text:p>
      <text:p text:style-name="P8"><text:soft-page-break/>A Web application exists as a structured hierarchy of directories. The root of this hierarchy serves as the document root for files that are part of the application. For example, for a Web application with the context path /catalog in a Web container, the index.html file at the base of the Web application hierarchy or in a JAR file inside WEB-INF/lib that includes the index.html under META-INF/resources directory can be served to satisfy a request from /catalog/index.html. If an index.html is present both in the root context and in the META-INF/resources directory of a JAR file in the WEB-INF/lib directory of the application, then the file that is available in the root context MUST be used."</text:p>
      <text:p text:style-name="P8"/>
      <text:p text:style-name="P8">The WEB-INF directory contains all things related to the application that aren't in the document root of the application. Most of the WEB-INF node is not part of the public document tree of the application. Except for static resources and JSPs packaged in the META-INF/resources of a JAR file that resides in the WEB-INF/lib directory, no other files contained in the WEB-INF directory may be served directly to a client by the container. </text:p>
      <text:p text:style-name="P8"/>
      <text:p text:style-name="P8">However, the contents of the WEB-INF directory are visible to servlet code using the getResource and getResourceAsStream method calls on the ServletContext, and may be exposed using the RequestDispatcher calls. Hence, if the Application Developer needs access, from servlet code, to application specific configuration information that he does not wish to be exposed directly to the Web client, he may place it under this directory.</text:p>
      <text:p text:style-name="P8">–----------</text:p>
      <text:p text:style-name="P8">Web applications can be packaged and signed into a Web ARchive format (WAR) file using the standard Java archive tools. For example, an application for issue tracking might be distributed in an archive file called issuetrack.war.</text:p>
      <text:p text:style-name="P8">When packaged into such a form, a META-INF directory will be present which contains information useful to Java archive tools. This directory must not be directly served as content by the container in response to a Web client’s request, though its contents are visible to servlet code via the getResource and getResourceAsStream calls on the ServletContext. Also, any requests to access the resources in META-INF directory must be returned with a SC_NOT_FOUND(404)</text:p>
      <text:p text:style-name="P8">–-------------------</text:p>
      <text:p text:style-name="P8"><text:span text:style-name="T8">@MultipartConfig</text:span><text:span text:style-name="T7"> annotation, when specified on a Servlet, indicates that the request it expects is of type </text:span><text:span text:style-name="T8">mime/multipart</text:span><text:span text:style-name="T7">. The </text:span><text:span text:style-name="T8">HttpServletRequest</text:span><text:span text:style-name="T7"> object of the corresponding servlet MUST make available the mime attachments via the </text:span><text:span text:style-name="T8">getParts</text:span><text:span text:style-name="T7"> and </text:span><text:span text:style-name="T8">getPart</text:span><text:span text:style-name="T7"> methods to iterate over the various mime attachments.</text:span> </text:p>
      <text:p text:style-name="P8"><text:span text:style-name="T1">@MultipartConfig</text:span> has the following attributes  (All are optional):<text:line-break/><text:line-break/><text:span text:style-name="T1">int fileSizeThreshold </text:span><text:line-break/>          The size threshold after which the file will be written to disk<text:line-break/><text:span text:style-name="T1">java.lang.String location </text:span><text:line-break/>          The directory location where files will be stored<text:line-break/><text:span text:style-name="T1">long maxFileSize </text:span><text:line-break/>          The maximum size allowed for uploaded files.<text:line-break/><text:span text:style-name="T1">long maxRequestSize </text:span><text:line-break/>          The maximum size allowed for multipart/form-data requests<text:line-break/>–------------------------</text:p>
      <text:p text:style-name="P8">A valid taglib element used int he deployment descriptor is defined as follows:<text:line-break/><text:span text:style-name="T1"><text:line-break/>&lt;!ELEMENT taglib (taglib-uri, taglib-location)&gt;</text:span><text:line-break/><text:line-break/><text:soft-page-break/>So both - <text:span text:style-name="T1">taglib-uri</text:span> and <text:span text:style-name="T1">taglib-location</text:span>, are required.<text:line-break/><text:line-break/>For example:<text:line-break/><text:line-break/><text:span text:style-name="T1">&lt;taglib&gt;<text:line-break/>  &lt;taglib-uri&gt;/mylibrary&lt;/taglib-uri&gt;  ( You can use 'mylibrary' in the JSP taglib directive : &lt;%@taglib uri="/mylibrary" prefix=="mylib"%&gt; )<text:line-break/>  &lt;taglib-location&gt;/WEB-INF/tlds/MYLibrary.tld&lt;/taglib-location&gt; // This is the location of tld file for the tag library.<text:line-break/>&lt;/taglib&gt;</text:span> </text:p>
      <text:p text:style-name="P8">–---------------------------</text:p>
      <text:p text:style-name="P9">&lt;jsp:useBean …/&gt;</text:p>
      <text:p text:style-name="P9">Here are the rules:</text:p>
      <text:p text:style-name="P9"></text:p>
      <text:p text:style-name="P9">1. id is mandatory.</text:p>
      <text:p text:style-name="P9"></text:p>
      <text:p text:style-name="P9">2. scope is optional. The default value is page.</text:p>
      <text:p text:style-name="P9"></text:p>
      <text:p text:style-name="P9">3. The three attributes: class, type and beanName can occur only as one of the following four combinations and at least one of these four combinations must be there in a useBean tag:</text:p>
      <text:p text:style-name="P9"></text:p>
      <text:p text:style-name="P9"><text:tab/>a. class</text:p>
      <text:p text:style-name="P9"></text:p>
      <text:p text:style-name="P9"><text:tab/>b. type</text:p>
      <text:p text:style-name="P9"></text:p>
      <text:p text:style-name="P9"><text:tab/>c. class and type</text:p>
      <text:p text:style-name="P9"></text:p>
      <text:p text:style-name="P9"><text:tab/>d. beanName and type</text:p>
      <text:p text:style-name="P9"></text:p>
      <text:p text:style-name="P9">The class attribute specifies the actual java class of the bean object, while type attribute specifies the Class of the variable that refers to the bean object. The value of type attribute can be a super class of the value of the class attribute but not vice versa.</text:p>
      <text:p text:style-name="P9">–----------------------</text:p>
      <text:p text:style-name="P9">The <text:span text:style-name="T1">transport-guarantee</text:span> element specifies that the communication between client and server should be NONE, INTEGRAL, or CONFIDENTIAL </text:p>
      <text:p text:style-name="P9">–--------------</text:p>
      <text:p text:style-name="P10">The following are the implicit objects available to EL in a JSP page as per JSP 2.2.3 (page 1-66):</text:p>
      <text:p text:style-name="P10"></text:p>
      <text:p text:style-name="P10">. pageContext - the PageContext object</text:p>
      <text:p text:style-name="P10"></text:p>
      <text:p text:style-name="P10">. pageScope - a Map that maps page-scoped attribute names to their values</text:p>
      <text:p text:style-name="P10"></text:p>
      <text:p text:style-name="P10">. requestScope - a Map that maps request-scoped attribute names to their values</text:p>
      <text:p text:style-name="P10"></text:p>
      <text:p text:style-name="P10">. sessionScope - a Map that maps session-scoped attribute names to their values</text:p>
      <text:p text:style-name="P10"></text:p>
      <text:p text:style-name="P10">. applicationScope - a Map that maps application-scoped attribute names to</text:p>
      <text:p text:style-name="P10"></text:p>
      <text:p text:style-name="P10"><text:soft-page-break/>their values</text:p>
      <text:p text:style-name="P10"></text:p>
      <text:p text:style-name="P10">. param - a Map that maps parameter names to a single String parameter value (obtained by calling ServletRequest.getParameter(String name))</text:p>
      <text:p text:style-name="P10"></text:p>
      <text:p text:style-name="P10">. paramValues - a Map that maps parameter names to a String[] of all values for that parameter (obtained by calling ServletRequest.getParameterValues(String name))</text:p>
      <text:p text:style-name="P10"></text:p>
      <text:p text:style-name="P10">. header - a Map that maps header names to a single String header value (obtained by calling ServletRequest.getHeader(String name))</text:p>
      <text:p text:style-name="P10"></text:p>
      <text:p text:style-name="P10">. headerValues - a Map that maps header names to a String[] of all values for that header (obtained by calling ServletRequest.getHeaders(String))</text:p>
      <text:p text:style-name="P10"></text:p>
      <text:p text:style-name="P10">. cookie - a Map that maps cookie names to a single Cookie object. Cookies are retrieved according to the semantics of HttpServletRequest.getCookies(). If the same name is shared by multiple cookies, an implementation must use the first one encountered in the array of Cookie objects returned by the getCookies() method. However, users of the cookie implicit object must be aware that the ordering of cookies is currently unspecified in the servlet specification.</text:p>
      <text:p text:style-name="P10"></text:p>
      <text:p text:style-name="P10">. initParam - a Map that maps context initialization parameter names to their String parameter value (obtained by calling <text:s/>ServletContext.getInitParameter( String name))</text:p>
      <text:p text:style-name="P10">-----------------------------</text:p>
      <text:p text:style-name="P11">&lt;% <text:s text:c="2"/>String[] numbers = new String[]{ "1", "2", "3", "4"};</text:p>
      <text:p text:style-name="P11"><text:s text:c="5"/>String index = "2"; </text:p>
      <text:p text:style-name="P11"><text:s text:c="5"/>pageContext.setAttribute("numbers", numbers); </text:p>
      <text:p text:style-name="P11"><text:s text:c="5"/>pageContext.setAttribute("index", index);</text:p>
      <text:p text:style-name="P11">%&gt;</text:p>
      <text:p text:style-name="P11">${numbers[numbers[index-1]]}</text:p>
      <text:p text:style-name="P11">&lt;!-- it prints 3 --&gt;</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3-08T06:54:07.123927930</meta:creation-date>
    <dc:date>2014-03-13T05:47:12.073543507</dc:date>
    <dc:creator>Peter Borkuti</dc:creator>
    <meta:editing-duration>P4DT12H1M28S</meta:editing-duration>
    <meta:editing-cycles>6</meta:editing-cycles>
    <meta:generator>LibreOffice/4.1.4.2$Linux_X86_64 LibreOffice_project/410m0$Build-2</meta:generator>
    <meta:document-statistic meta:table-count="0" meta:image-count="0" meta:object-count="0" meta:page-count="6" meta:paragraph-count="94" meta:word-count="1715" meta:character-count="12474" meta:non-whitespace-character-count="10616"/>
  </office:meta>
</office:document-meta>
</file>